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ED0000016638FF6AF833B83B8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fcce4" draw:textarea-horizontal-align="justify" draw:textarea-vertical-align="middle" draw:auto-grow-height="false" fo:min-height="1.02cm" fo:min-width="4.58cm"/>
    </style:style>
    <style:style style:name="gr2" style:family="graphic" style:parent-style-name="standard">
      <style:graphic-properties draw:fill-color="#fedcc6" draw:textarea-horizontal-align="justify" draw:textarea-vertical-align="middle" draw:auto-grow-height="false" fo:min-height="0.132cm" fo:min-width="0.945cm"/>
    </style:style>
    <style:style style:name="gr3" style:family="graphic" style:parent-style-name="standard">
      <style:graphic-properties draw:fill-color="#87d1d1" draw:textarea-horizontal-align="justify" draw:textarea-vertical-align="middle" draw:auto-grow-height="false" fo:min-height="1.546cm" fo:min-width="2.643cm"/>
    </style:style>
    <style:style style:name="gr4" style:family="graphic" style:parent-style-name="standard">
      <style:graphic-properties draw:fill-color="#dfcce4" draw:textarea-horizontal-align="justify" draw:textarea-vertical-align="middle" draw:auto-grow-height="false" fo:min-height="1.02cm" fo:min-width="5.088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-color="#dfcce4"/>
      <style:paragraph-properties fo:text-align="center"/>
    </style:style>
    <style:style style:name="P3" style:family="paragraph">
      <loext:graphic-properties draw:fill-color="#fedcc6"/>
      <style:paragraph-properties fo:text-align="center"/>
    </style:style>
    <style:style style:name="P4" style:family="paragraph">
      <loext:graphic-properties draw:fill-color="#87d1d1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8cm" svg:height="1.27cm" svg:x="1.127cm" svg:y="3.667cm">
          <text:p text:style-name="P1">I am a studen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651cm" svg:height="0.762cm" svg:x="6.715cm" svg:y="3.7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4.445cm" svg:height="2.54cm" svg:x="8.62cm" svg:y="6.842cm">
          <text:p text:style-name="P1">Transformer</text:p>
          <text:p text:style-name="P1">Mod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5.588cm" svg:height="1.27cm" svg:x="15.478cm" svg:y="3.413cm">
          <text:p text:style-name="P1">Soy una estudiant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651cm" svg:height="0.762cm" svg:x="13.319cm" svg:y="3.66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1" draw:layer="layout" svg:width="3.253cm" svg:height="4.914cm" svg:x="9.128cm" svg:y="2.016cm">
          <draw:image xlink:href="Pictures/10000201000000ED0000016638FF6AF833B83B8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04T00:34:36.382583808</meta:creation-date>
    <dc:date>2020-10-02T21:17:20.516240971</dc:date>
    <meta:editing-duration>PT6M18S</meta:editing-duration>
    <meta:editing-cycles>3</meta:editing-cycles>
    <meta:generator>LibreOffice/6.0.7.3$Linux_X86_64 LibreOffice_project/00m0$Build-3</meta:generator>
    <meta:document-statistic meta:object-count="6"/>
  </office:meta>
</office:document-meta>
</file>